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300000023E001DEC685589C63.png" manifest:media-type="image/png"/>
  <manifest:file-entry manifest:full-path="Pictures/100002010000002800000028FC29DDC2757BF69D.png" manifest:media-type="image/png"/>
  <manifest:file-entry manifest:full-path="Pictures/1000020100000028000000286E7444155D4C406E.png" manifest:media-type="image/png"/>
  <manifest:file-entry manifest:full-path="Pictures/100002010000002000000020377E6FE180206168.png" manifest:media-type="image/png"/>
  <manifest:file-entry manifest:full-path="Pictures/100002010000002F00000050382EA7163C22862C.png" manifest:media-type="image/png"/>
  <manifest:file-entry manifest:full-path="Pictures/10000201000000280000002866EA2B0DCA0E1059.png" manifest:media-type="image/png"/>
  <manifest:file-entry manifest:full-path="Pictures/100002010000001900000019D09D1F82335192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ee6ef" draw:textarea-horizontal-align="justify" draw:textarea-vertical-align="top" draw:auto-grow-height="false" fo:min-height="13.35cm" fo:min-width="6.7cm"/>
      <style:paragraph-properties style:writing-mode="lr-tb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45cm" fo:min-width="5.5cm"/>
      <style:paragraph-properties style:writing-mode="lr-tb"/>
    </style:style>
    <style:style style:name="gr3" style:family="graphic" style:parent-style-name="standard">
      <style:graphic-properties svg:stroke-color="#000000" draw:fill-color="#dee6ef" draw:textarea-horizontal-align="justify" draw:textarea-vertical-align="top" draw:auto-grow-height="false" fo:min-height="11.05cm" fo:min-width="8.3cm"/>
      <style:paragraph-properties style:writing-mode="lr-tb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 fo:min-height="8.75cm" fo:min-width="7.5cm"/>
    </style:style>
    <style:style style:name="gr5" style:family="graphic" style:parent-style-name="standard">
      <style:graphic-properties svg:stroke-color="#666666" draw:fill="solid" draw:fill-color="#dedce6" draw:textarea-horizontal-align="justify" draw:textarea-vertical-align="middle" draw:auto-grow-height="false" fo:min-height="1.85cm" fo:min-width="6.3cm"/>
      <style:paragraph-properties style:writing-mode="lr-tb"/>
    </style:style>
    <style:style style:name="gr6" style:family="graphic" style:parent-style-name="standard">
      <style:graphic-properties svg:stroke-color="#666666" draw:fill="solid" draw:fill-color="#eeeeee" draw:textarea-horizontal-align="justify" draw:textarea-vertical-align="middle" draw:auto-grow-height="false" fo:min-height="0.95cm" fo:min-width="6.3cm"/>
      <style:paragraph-properties style:writing-mode="lr-tb"/>
    </style:style>
    <style:style style:name="gr7" style:family="graphic" style:parent-style-name="standard">
      <style:graphic-properties svg:stroke-color="#666666" draw:fill="solid" draw:fill-color="#eeeeee" draw:textarea-horizontal-align="justify" draw:textarea-vertical-align="middle" draw:auto-grow-height="false" fo:min-height="2.45cm" fo:min-width="6.3cm"/>
      <style:paragraph-properties style:writing-mode="lr-tb"/>
    </style:style>
    <style:style style:name="gr8" style:family="graphic" style:parent-style-name="standard">
      <style:graphic-properties svg:stroke-color="#666666" draw:fill-color="#eeeeee" draw:textarea-horizontal-align="justify" draw:textarea-vertical-align="middle" draw:auto-grow-height="false" fo:min-height="1.15cm" fo:min-width="2.8cm"/>
      <style:paragraph-properties style:writing-mode="lr-tb"/>
    </style:style>
    <style:style style:name="gr9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10" style:family="graphic" style:parent-style-name="standard">
      <style:graphic-properties svg:stroke-color="#666666" draw:fill="solid" draw:fill-color="#dedce6" draw:textarea-horizontal-align="justify" draw:textarea-vertical-align="middle" draw:auto-grow-height="false" fo:min-height="1.55cm" fo:min-width="6.3cm"/>
      <style:paragraph-properties style:writing-mode="lr-tb"/>
    </style:style>
    <style:style style:name="gr11" style:family="graphic" style:parent-style-name="standard">
      <style:graphic-properties svg:stroke-color="#666666" draw:fill-color="#eeeeee" draw:textarea-horizontal-align="justify" draw:textarea-vertical-align="middle" draw:auto-grow-height="false" fo:min-height="0.95cm" fo:min-width="2.8cm"/>
      <style:paragraph-properties style:writing-mode="lr-tb"/>
    </style:style>
    <style:style style:name="gr12" style:family="graphic" style:parent-style-name="standard" style:list-style-name="L1">
      <style:graphic-properties svg:stroke-color="#000000" draw:fill-color="#ffffd7" draw:textarea-horizontal-align="justify" draw:textarea-vertical-align="middle" draw:auto-grow-height="false" fo:min-height="1.018cm" fo:min-width="3.3cm"/>
      <style:paragraph-properties style:writing-mode="lr-tb"/>
    </style:style>
    <style:style style:name="gr13" style:family="graphic" style:parent-style-name="standard" style:list-style-name="L1">
      <style:graphic-properties svg:stroke-color="#000000" draw:fill-color="#ffffd7" draw:textarea-horizontal-align="justify" draw:textarea-vertical-align="middle" draw:auto-grow-height="false" fo:min-height="1.75cm" fo:min-width="7.8cm"/>
      <style:paragraph-properties style:writing-mode="lr-tb"/>
    </style:style>
    <style:style style:name="gr14" style:family="graphic" style:parent-style-name="objectwithoutfill">
      <style:graphic-properties svg:stroke-color="#000000" draw:marker-end="Square" draw:marker-end-width="0.3cm" svg:stroke-opacity="100%" draw:fill="solid" draw:textarea-vertical-align="middle"/>
    </style:style>
    <style:style style:name="gr15" style:family="graphic" style:parent-style-name="standard">
      <style:graphic-properties svg:stroke-color="#000000" draw:fill-color="#dee6ef" draw:textarea-horizontal-align="justify" draw:textarea-vertical-align="top" draw:auto-grow-height="false" fo:min-height="6.35cm" fo:min-width="6.9cm"/>
      <style:paragraph-properties style:writing-mode="lr-tb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4.55cm" fo:min-width="5.5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4.7cm"/>
      <style:paragraph-properties style:writing-mode="lr-tb"/>
    </style:style>
    <style:style style:name="gr18" style:family="graphic" style:parent-style-name="standard">
      <style:graphic-properties svg:stroke-color="#000000" draw:textarea-horizontal-align="justify" draw:textarea-vertical-align="top" draw:auto-grow-height="false" fo:min-height="3.55cm" fo:min-width="5.5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4.9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solid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1">
      <style:graphic-properties svg:stroke-color="#000000" draw:fill-color="#dee6ef" draw:opacity="97%" draw:textarea-horizontal-align="justify" draw:textarea-vertical-align="top" draw:auto-grow-height="false" fo:min-height="3.15cm" fo:min-width="6.9cm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1.904cm"/>
      <style:paragraph-properties style:writing-mode="lr-tb"/>
    </style:style>
    <style:style style:name="gr25" style:family="graphic" style:parent-style-name="standard">
      <style:graphic-properties svg:stroke-color="#000000" draw:textarea-horizontal-align="justify" draw:textarea-vertical-align="middle" draw:auto-grow-height="false" fo:min-height="1.95cm" fo:min-width="5.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cm"/>
      <style:paragraph-properties style:writing-mode="lr-tb"/>
    </style:style>
    <style:style style:name="gr27" style:family="graphic" style:parent-style-name="standard" style:list-style-name="L1">
      <style:graphic-properties svg:stroke-color="#666666" draw:fill-color="#eeeeee" draw:textarea-horizontal-align="justify" draw:textarea-vertical-align="top" draw:auto-grow-height="false" fo:min-height="1.45cm" fo:min-width="4.7cm"/>
      <style:paragraph-properties style:writing-mode="lr-tb"/>
    </style:style>
    <style:style style:name="gr28" style:family="graphic" style:parent-style-name="objectwithoutfill">
      <style:graphic-properties svg:stroke-color="#000000" draw:marker-end="Square" draw:marker-end-width="0.3cm"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2" style:family="paragraph">
      <loext:graphic-properties draw:fill-color="#dee6ef"/>
      <style:paragraph-properties fo:margin-top="0cm" fo:margin-bottom="0.2cm"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line-height="115%"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dee6ef"/>
      <style:paragraph-properties fo:line-height="115%" fo:text-align="center" style:writing-mode="lr-tb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solid" draw:fill-color="#dedce6"/>
      <style:paragraph-properties fo:text-align="start" style:writing-mode="lr-tb"/>
    </style:style>
    <style:style style:name="P10" style:family="paragraph"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="solid" draw:fill-color="#eeeeee"/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eeeeee"/>
      <style:paragraph-properties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style:paragraph-properties fo:text-align="center" style:writing-mode="lr-tb"/>
      <style:text-properties fo:font-size="13pt" style:font-size-asian="13pt" style:font-size-complex="13pt"/>
    </style:style>
    <style:style style:name="P15" style:family="paragraph">
      <loext:graphic-properties draw:fill-color="#eeeeee"/>
      <style:paragraph-properties fo:text-align="center" style:writing-mode="lr-tb"/>
      <style:text-properties fo:font-size="13pt" style:font-size-asian="13pt" style:font-size-complex="13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17" style:family="paragraph">
      <loext:graphic-properties draw:fill-color="#ffffd7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18" style:family="paragraph">
      <style:paragraph-properties fo:margin-left="0cm" fo:margin-right="0cm" fo:margin-top="0.2cm" fo:margin-bottom="0cm" fo:line-height="100%" fo:text-align="center" fo:text-indent="0cm" style:writing-mode="lr-tb"/>
    </style:style>
    <style:style style:name="P19" style:family="paragraph">
      <loext:graphic-properties draw:fill-color="#ffffd7"/>
      <style:paragraph-properties fo:margin-left="0cm" fo:margin-right="0cm" fo:margin-top="0.2cm" fo:margin-bottom="0cm" fo:line-height="100%" fo:text-align="center" fo:text-indent="0cm" style:writing-mode="lr-tb"/>
    </style:style>
    <style:style style:name="P20" style:family="paragraph">
      <style:paragraph-properties fo:text-align="center"/>
    </style:style>
    <style:style style:name="P21" style:family="paragraph">
      <style:paragraph-properties fo:margin-top="0cm" fo:margin-bottom="0cm" fo:text-align="center" style:writing-mode="lr-tb"/>
      <style:text-properties fo:font-size="13pt" style:font-size-asian="13pt" style:font-size-complex="13pt"/>
    </style:style>
    <style:style style:name="P22" style:family="paragraph">
      <loext:graphic-properties draw:fill-color="#ffffff"/>
      <style:paragraph-properties fo:text-align="center" style:writing-mode="lr-tb"/>
      <style:text-properties fo:font-size="13pt" style:font-size-asian="13pt" style:font-size-complex="13pt"/>
    </style:style>
    <style:style style:name="P23" style:family="paragraph">
      <style:paragraph-properties fo:margin-top="0cm" fo:margin-bottom="0cm" fo:text-align="center" style:writing-mode="lr-tb"/>
    </style:style>
    <style:style style:name="P24" style:family="paragraph">
      <style:paragraph-properties fo:margin-top="0.3cm" fo:margin-bottom="0cm" fo:text-align="center" style:writing-mode="lr-tb"/>
      <style:text-properties fo:font-size="13pt" style:font-size-asian="13pt" style:font-size-complex="13pt"/>
    </style:style>
    <style:style style:name="P25" style:family="paragraph">
      <loext:graphic-properties draw:fill-color="#ffffff"/>
      <style:paragraph-properties fo:margin-top="0.3cm" fo:margin-bottom="0cm" fo:text-align="center" style:writing-mode="lr-tb"/>
      <style:text-properties fo:font-size="13pt" style:font-size-asian="13pt" style:font-size-complex="13pt"/>
    </style:style>
    <style:style style:name="P26" style:family="paragraph">
      <loext:graphic-properties draw:fill="solid"/>
      <style:paragraph-properties fo:text-align="center" style:writing-mode="lr-tb"/>
    </style:style>
    <style:style style:name="P27" style:family="paragraph">
      <loext:graphic-properties draw:fill="none" draw:fill-color="#ffffff"/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-color="#dee6ef" draw:opacity="97%"/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30" style:family="paragraph">
      <style:paragraph-properties fo:text-align="center" style:writing-mode="lr-tb"/>
      <style:text-properties fo:font-size="10pt" style:font-size-asian="10pt" style:font-size-complex="10pt"/>
    </style:style>
    <style:style style:name="P31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32" style:family="paragraph">
      <style:paragraph-properties fo:margin-left="0cm" fo:margin-right="0cm" fo:margin-top="0.05cm" fo:margin-bottom="0cm" fo:line-height="15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-color="#eeeeee"/>
      <style:paragraph-properties fo:margin-left="0cm" fo:margin-right="0cm" fo:margin-top="0.05cm" fo:margin-bottom="0cm" fo:line-height="15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ffffff"/>
    </style:style>
    <style:style style:name="P3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6" style:family="paragraph">
      <loext:graphic-properties draw:fill="none" draw:fill-color="#ffffff"/>
      <style:text-properties fo:font-size="10pt" style:font-size-asian="10pt" style:font-size-complex="10pt"/>
    </style:style>
    <style:style style:name="P37" style:family="paragraph">
      <loext:graphic-properties draw:fill-color="#ffffff"/>
      <style:paragraph-properties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666666" fo:font-size="12pt" style:font-size-asian="12pt" style:font-size-complex="12pt"/>
    </style:style>
    <style:style style:name="T3" style:family="text">
      <style:text-properties fo:color="#5983b0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3pt" fo:font-style="italic" style:font-size-asian="13pt" style:font-style-asian="italic" style:font-size-complex="13pt" style:font-style-complex="italic"/>
    </style:style>
    <style:style style:name="T10" style:family="text">
      <style:text-properties fo:font-size="8pt" fo:font-style="normal" style:font-size-asian="8pt" style:font-style-asian="normal" style:font-size-complex="8pt" style:font-style-complex="normal"/>
    </style:style>
    <style:style style:name="T11" style:family="text">
      <style:text-properties fo:color="#00a93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2" style:family="text">
      <style:text-properties style:text-position="33% 58%" style:font-name="Liberation Sans2" fo:font-size="14pt" style:font-name-asian="Liberation Sans2" style:font-size-asian="14pt" style:font-name-complex="Liberation Sans2" style:font-size-complex="14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5983b0" fo:font-size="9pt" style:font-size-asian="9pt" style:font-size-complex="9pt"/>
    </style:style>
    <style:style style:name="T17" style:family="text">
      <style:text-properties fo:color="#000000" fo:font-size="9pt" style:font-size-asian="9pt" style:font-size-complex="9pt"/>
    </style:style>
    <style:style style:name="T18" style:family="text">
      <style:text-properties fo:color="#00a933" fo:font-size="9pt" fo:font-weight="bold" style:font-size-asian="9pt" style:font-weight-asian="bold" style:font-size-complex="9pt" style:font-weight-complex="bold"/>
    </style:style>
    <style:style style:name="T19" style:family="text">
      <style:text-properties fo:font-size="10pt" fo:font-style="italic" style:font-size-asian="10pt" style:font-style-asian="italic" style:font-size-complex="10pt" style:font-style-complex="italic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.2cm" svg:height="13.6cm" svg:x="1.2cm" svg:y="1cm">
          <text:p text:style-name="P1"><text:span text:style-name="T1">Anwend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6cm" svg:height="1.7cm" svg:x="1.7cm" svg:y="2.5cm">
          <text:p text:style-name="P3"><text:s text:c="3"/>Browser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8.8cm" svg:height="11.3cm" svg:x="17.7cm" svg:y="1cm">
          <text:p text:style-name="P4"><text:span text:style-name="T1">Projektraum</text:span></text:p>
          <text:p text:style-name="P5"><text:span text:style-name="T2">https://</text:span><text:span text:style-name="T3">[Serveradresse]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8cm" svg:height="9cm" svg:x="18.1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6.8cm" svg:height="2.1cm" svg:x="18.6cm" svg:y="9.7cm">
          <text:p text:style-name="P8"><text:span text:style-name="T4"><text:s text:c="7"/></text:span><text:span text:style-name="T4">HDD</text:span></text:p>
          <text:p text:style-name="P8"><text:span text:style-name="T4"><text:s text:c="2"/></text:span><text:span text:style-name="T4">NAS / SAN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2" draw:id="id2" draw:layer="layout" svg:width="6.8cm" svg:height="1.2cm" svg:x="18.6cm" svg:y="3.4cm">
          <text:p text:style-name="P10"><text:span text:style-name="T5">Apache</text:span></text:p>
          <text:p text:style-name="P10"><text:span text:style-name="T6">(HTTPDOCS)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3" draw:id="id3" draw:layer="layout" svg:width="6.8cm" svg:height="2.7cm" svg:x="18.6cm" svg:y="6.8cm">
          <text:p text:style-name="P10"><text:span text:style-name="T5">PHP</text:span></text:p>
          <text:p text:style-name="P10"><text:span text:style-name="T6">(CLASSDIR)</text:span></text:p>
          <text:p text:style-name="P10"><text:span text:style-name="T7"/></text:p>
          <text:p text:style-name="P10"><text:span text:style-name="T8"/></text:p>
          <text:p text:style-name="P10"><text:span text:style-name="T8"/></text:p>
          <draw:enhanced-geometry svg:viewBox="0 0 21600 21600" draw:type="rectangle" draw:enhanced-path="M 0 0 L 21600 0 21600 21600 0 21600 0 0 Z N"/>
        </draw:custom-shape>
        <draw:custom-shape draw:style-name="gr8" draw:text-style-name="P12" xml:id="id1" draw:id="id1" draw:layer="layout" svg:width="3.3cm" svg:height="1.4cm" svg:x="21.8cm" svg:y="10cm">
          <text:p text:style-name="P10"><text:span text:style-name="T5">Dateien</text:span></text:p>
          <text:p text:style-name="P10"><text:span text:style-name="T6">(PROFILESDIR)</text:span></text:p>
          <draw:enhanced-geometry svg:viewBox="0 0 21600 21600" draw:type="rectangle" draw:enhanced-path="M 0 0 L 21600 0 21600 21600 0 21600 0 0 Z N"/>
        </draw:custom-shape>
        <draw:connector draw:style-name="gr9" draw:text-style-name="P13" draw:layer="layout" draw:line-skew="-0.101cm" svg:x1="25.1cm" svg:y1="10.7cm" svg:x2="25.4cm" svg:y2="4cm" draw:start-shape="id1" draw:start-glue-point="1" draw:end-shape="id2" draw:end-glue-point="1" svg:d="M25100 10700h700v-6700h-400" svg:viewBox="0 0 701 6701">
          <text:p/>
        </draw:connector>
        <draw:custom-shape draw:style-name="gr10" draw:text-style-name="P9" draw:layer="layout" svg:width="6.8cm" svg:height="1.8cm" svg:x="18.6cm" svg:y="4.8cm">
          <text:p text:style-name="P8"><text:span text:style-name="T5"><text:s text:c="3"/></text:span><text:span text:style-name="T5">localhost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xml:id="id6" draw:id="id6" draw:layer="layout" svg:width="3.3cm" svg:height="1.2cm" svg:x="21.8cm" svg:y="5.1cm">
          <text:p text:style-name="P14"><text:span text:style-name="T5">MYSQL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xml:id="id5" draw:id="id5" draw:layer="layout" svg:width="3.8cm" svg:height="1.268cm" svg:x="20.1cm" svg:y="8cm">
          <text:p text:style-name="P16"><text:span text:style-name="T5">CAFM.</text:span><text:span text:style-name="T9">TOOLS</text:span></text:p>
          <text:p text:style-name="P16"><text:span text:style-name="T10">Kundenummer: </text:span><text:span text:style-name="T11">demo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xml:id="id4" draw:id="id4" draw:layer="layout" svg:width="8.3cm" svg:height="2cm" svg:x="18cm" svg:y="12.6cm">
          <text:p text:style-name="P18"><text:span text:style-name="T5">GitHub</text:span><text:span text:style-name="T12">®</text:span></text:p>
          <text:p text:style-name="P18"><text:span text:style-name="T6">svn co https://github.com/cafmone/cafm.tools.git/tru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3" draw:layer="layout" draw:line-skew="-0.101cm" svg:x1="25.4cm" svg:y1="8.15cm" svg:x2="25.4cm" svg:y2="4cm" draw:start-shape="id3" draw:start-glue-point="1" draw:end-shape="id2" draw:end-glue-point="1" svg:d="M25400 8150h400v-4150h-400" svg:viewBox="0 0 401 4151">
          <text:p/>
        </draw:connector>
        <draw:connector draw:style-name="gr14" draw:text-style-name="P13" draw:layer="layout" draw:line-skew="0.199cm" svg:x1="26.3cm" svg:y1="13.6cm" svg:x2="23.9cm" svg:y2="8.634cm" draw:start-shape="id4" draw:start-glue-point="1" draw:end-shape="id5" draw:end-glue-point="1" svg:d="M26300 13600h700v-4966h-3100" svg:viewBox="0 0 3101 4967">
          <text:p/>
        </draw:connector>
        <draw:custom-shape draw:style-name="gr15" draw:text-style-name="P6" draw:layer="layout" svg:width="7.4cm" svg:height="6.6cm" svg:x="9.4cm" svg:y="4.2cm">
          <text:p text:style-name="P4"><text:span text:style-name="T1">CAFM.ONE Checkliste</text:span></text:p>
          <text:p text:style-name="P4"><text:span text:style-name="T13">Kundennummer: </text:span><text:span text:style-name="T11">demo</text:span></text:p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6cm" svg:height="4.8cm" svg:x="10.1cm" svg:y="5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xml:id="id8" draw:id="id8" draw:layer="layout" svg:width="5.2cm" svg:height="2.2cm" svg:x="10.5cm" svg:y="6cm">
          <text:p text:style-name="P14"><text:span text:style-name="T5"><text:s text:c="4"/></text:span><text:span text:style-name="T5">QRCode</text:span></text:p>
          <text:p text:style-name="P14"><text:span text:style-name="T4"/></text:p>
          <text:p text:style-name="P21"><text:span text:style-name="T14">HTTP Redirect -&gt;</text:span></text:p>
          <text:p text:style-name="P21"><text:span text:style-name="T15">https://</text:span><text:span text:style-name="T16">[Serveradresse]</text:span><text:span text:style-name="T17">/[id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3" draw:layer="layout" draw:line-skew="-0.101cm" svg:x1="25.1cm" svg:y1="5.7cm" svg:x2="25.4cm" svg:y2="4cm" draw:start-shape="id6" draw:start-glue-point="1" draw:end-shape="id2" draw:end-glue-point="1" svg:d="M25100 5700h700v-1700h-400" svg:viewBox="0 0 701 1701">
          <text:p/>
        </draw:connector>
        <draw:custom-shape draw:style-name="gr18" draw:text-style-name="P3" draw:layer="layout" svg:width="6cm" svg:height="3.8cm" svg:x="1.7cm" svg:y="5cm">
          <text:p text:style-name="P2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19" draw:text-style-name="P25" xml:id="id7" draw:id="id7" draw:layer="layout" svg:width="5.4cm" svg:height="1.6cm" svg:x="2cm" svg:y="6.9cm">
          <text:p text:style-name="P24"><text:span text:style-name="T5">QRCode</text:span></text:p>
          <text:p text:style-name="P24"><text:span text:style-name="T6">http://qrcode.cafm.one/</text:span><text:span text:style-name="T18">demo</text:span><text:span text:style-name="T6">/[id]</text:span></text:p>
          <draw:enhanced-geometry svg:viewBox="0 0 21600 21600" draw:type="rectangle" draw:enhanced-path="M 0 0 L 21600 0 21600 21600 0 21600 0 0 Z N"/>
        </draw:custom-shape>
        <draw:connector draw:style-name="gr20" draw:text-style-name="P13" draw:layer="layout" svg:x1="7.4cm" svg:y1="7.7cm" svg:x2="10.5cm" svg:y2="7.1cm" draw:start-shape="id7" draw:start-glue-point="1" draw:end-shape="id8" draw:end-glue-point="3" svg:d="M7400 7700h1550v-600h1550" svg:viewBox="0 0 3101 601">
          <text:p/>
        </draw:connector>
        <draw:connector draw:style-name="gr20" draw:text-style-name="P13" draw:layer="layout" draw:line-skew="0.05cm" svg:x1="15.7cm" svg:y1="7.1cm" svg:x2="18.6cm" svg:y2="4cm" draw:start-shape="id8" draw:start-glue-point="1" draw:end-shape="id2" draw:end-glue-point="3" svg:d="M15700 7100h1500v-3100h1400" svg:viewBox="0 0 2901 3101">
          <text:p/>
        </draw:connector>
        <draw:connector draw:style-name="gr20" draw:text-style-name="P26" draw:layer="layout" draw:line-skew="4.05cm" svg:x1="7.7cm" svg:y1="3.35cm" svg:x2="18.6cm" svg:y2="4cm" draw:start-shape="id9" draw:start-glue-point="1" draw:end-shape="id2" draw:end-glue-point="3" svg:d="M7700 3350h9500v650h1400" svg:viewBox="0 0 10901 651">
          <text:p/>
        </draw:connector>
        <draw:frame draw:style-name="gr21" draw:text-style-name="P27" draw:layer="layout" svg:width="1.785cm" svg:height="0.645cm" svg:x="12.08cm" svg:y="2.729cm">
          <draw:text-box>
            <text:p><text:span text:style-name="T19">Anlagen</text:span></text:p>
          </draw:text-box>
        </draw:frame>
        <draw:frame draw:style-name="gr22" draw:text-style-name="P28" draw:layer="layout" svg:width="0.7cm" svg:height="0.7cm" svg:x="2.2cm" svg:y="7.1cm">
          <draw:image xlink:href="Pictures/100002010000001900000019D09D1F8233519285.png" xlink:type="simple" xlink:show="embed" xlink:actuate="onLoad" loext:mime-type="image/png">
            <text:p/>
          </draw:image>
        </draw:frame>
        <draw:frame draw:style-name="gr22" draw:text-style-name="P28" draw:layer="layout" svg:width="1.243cm" svg:height="1.5cm" svg:x="1.8cm" svg:y="5.2cm">
          <draw:image xlink:href="Pictures/100002010000002F00000050382EA7163C22862C.png" xlink:type="simple" xlink:show="embed" xlink:actuate="onLoad" loext:mime-type="image/png">
            <text:p/>
          </draw:image>
        </draw:frame>
        <draw:frame draw:style-name="gr22" draw:text-style-name="P28" draw:layer="layout" svg:width="0.846cm" svg:height="0.846cm" svg:x="18.385cm" svg:y="12.814cm">
          <draw:image xlink:href="Pictures/100002010000002000000020377E6FE180206168.png" xlink:type="simple" xlink:show="embed" xlink:actuate="onLoad" loext:mime-type="image/png">
            <text:p/>
          </draw:image>
        </draw:frame>
        <draw:connector draw:style-name="gr14" draw:text-style-name="P13" draw:layer="layout" draw:line-skew="-0.7cm" svg:x1="15.7cm" svg:y1="9.25cm" svg:x2="20.1cm" svg:y2="8.634cm" draw:start-shape="id10" draw:start-glue-point="1" draw:end-shape="id5" draw:end-glue-point="3" svg:d="M15700 9250h1500v-616h2900" svg:viewBox="0 0 4401 617">
          <text:p/>
        </draw:connector>
        <draw:custom-shape draw:style-name="gr23" draw:text-style-name="P29" xml:id="id12" draw:id="id12" draw:layer="layout" svg:width="7.4cm" svg:height="3.4cm" svg:x="9.4cm" svg:y="11.2cm">
          <text:p><text:span text:style-name="T22"/></text:p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3cm" svg:height="1.2cm" svg:x="16.2cm" svg:y="10.9cm">
          <text:p text:style-name="P30"><text:span text:style-name="T7">Wedav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3" xml:id="id11" draw:id="id11" draw:layer="layout" svg:width="6cm" svg:height="2.2cm" svg:x="1.7cm" svg:y="9.6cm">
          <text:p text:style-name="P3">Software</text:p>
          <text:p text:style-name="P3"><text:span text:style-name="T7">z.B. Planon, SAP etc.</text:span></text:p>
          <draw:enhanced-geometry svg:viewBox="0 0 21600 21600" draw:type="rectangle" draw:enhanced-path="M 0 0 L 21600 0 21600 21600 0 21600 0 0 Z N"/>
        </draw:custom-shape>
        <draw:frame draw:style-name="gr26" draw:text-style-name="P27" draw:layer="layout" svg:width="1.8cm" svg:height="0.645cm" svg:x="5.7cm" svg:y="12.3cm">
          <draw:text-box>
            <text:p><text:span text:style-name="T19">D</text:span><text:span text:style-name="T19">a</text:span><text:span text:style-name="T19">t</text:span><text:span text:style-name="T19">e</text:span><text:span text:style-name="T19">i</text:span><text:span text:style-name="T19">e</text:span><text:span text:style-name="T19">n</text:span></text:p>
          </draw:text-box>
        </draw:frame>
        <draw:custom-shape draw:style-name="gr27" draw:text-style-name="P33" xml:id="id10" draw:id="id10" draw:layer="layout" svg:width="5.2cm" svg:height="1.7cm" svg:x="10.5cm" svg:y="8.4cm">
          <text:p text:style-name="P32"><text:span text:style-name="T20"><text:s/></text:span><text:span text:style-name="T20">API</text:span></text:p>
          <text:p text:style-name="P32"><text:span text:style-name="T21">https://api.cafm.one</text:span></text:p>
          <draw:enhanced-geometry svg:viewBox="0 0 21600 21600" draw:type="rectangle" draw:enhanced-path="M 0 0 L 21600 0 21600 21600 0 21600 0 0 Z N"/>
        </draw:custom-shape>
        <draw:frame draw:style-name="gr22" draw:text-style-name="P28" draw:layer="layout" svg:width="0.9cm" svg:height="0.9cm" svg:x="9.8cm" svg:y="11.343cm">
          <draw:image xlink:href="Pictures/10000201000000280000002866EA2B0DCA0E1059.png" xlink:type="simple" xlink:show="embed" xlink:actuate="onLoad" loext:mime-type="image/png">
            <text:p/>
          </draw:image>
        </draw:frame>
        <draw:connector draw:style-name="gr28" draw:text-style-name="P13" draw:layer="layout" draw:line-skew="-0.1cm" svg:x1="10.5cm" svg:y1="9.25cm" svg:x2="7.7cm" svg:y2="10.7cm" draw:start-shape="id10" draw:start-glue-point="3" draw:end-shape="id11" draw:end-glue-point="1" svg:d="M10500 9250h-1500v1450h-1300" svg:viewBox="0 0 2801 1451">
          <text:p/>
        </draw:connector>
        <draw:connector draw:style-name="gr28" draw:text-style-name="P13" draw:layer="layout" svg:x1="9.4cm" svg:y1="12.9cm" svg:x2="4.7cm" svg:y2="11.8cm" draw:start-shape="id12" draw:start-glue-point="3" draw:end-shape="id11" draw:end-glue-point="2" svg:d="M9400 12900h-4700v-1100" svg:viewBox="0 0 4701 1101">
          <text:p/>
        </draw:connector>
        <draw:frame draw:style-name="gr29" draw:text-style-name="P34" draw:layer="layout" svg:width="2.471cm" svg:height="0.962cm" svg:x="3.549cm" svg:y="5.506cm">
          <draw:text-box>
            <text:p>Anlage</text:p>
          </draw:text-box>
        </draw:frame>
        <draw:frame draw:style-name="gr30" draw:text-style-name="P20" draw:layer="layout" svg:width="1.057cm" svg:height="1.057cm" svg:x="2cm" svg:y="2.8cm">
          <draw:image xlink:href="Pictures/1000020100000028000000286E7444155D4C406E.png" xlink:type="simple" xlink:show="embed" xlink:actuate="onLoad" loext:mime-type="image/png">
            <text:p/>
          </draw:image>
        </draw:frame>
        <draw:frame draw:style-name="gr30" draw:text-style-name="P20" draw:layer="layout" svg:width="0.82cm" svg:height="0.82cm" svg:x="2cm" svg:y="9.819cm">
          <draw:image xlink:href="Pictures/100002010000002800000028FC29DDC2757BF69D.png" xlink:type="simple" xlink:show="embed" xlink:actuate="onLoad" loext:mime-type="image/png">
            <text:p/>
          </draw:image>
        </draw:frame>
        <draw:frame draw:style-name="gr22" draw:text-style-name="P28" draw:layer="layout" svg:width="0.7cm" svg:height="0.7cm" svg:x="11.5cm" svg:y="6.2cm">
          <draw:image xlink:href="Pictures/100002010000001900000019D09D1F8233519285.png" xlink:type="simple" xlink:show="embed" xlink:actuate="onLoad" loext:mime-type="image/png">
            <text:p/>
          </draw:image>
        </draw:frame>
        <draw:frame draw:style-name="gr29" draw:text-style-name="P34" draw:layer="layout" svg:width="3.757cm" svg:height="2.147cm" svg:x="9.743cm" svg:y="12.253cm">
          <draw:text-box>
            <text:p text:style-name="P35"><text:span text:style-name="T22">backup (MYSQL)</text:span></text:p>
            <text:p text:style-name="P35"><text:span text:style-name="T22">bestand</text:span></text:p>
            <text:p text:style-name="P35"><text:span text:style-name="T22">dokumentation</text:span></text:p>
            <text:p text:style-name="P35"><text:span text:style-name="T22">standort</text:span></text:p>
          </draw:text-box>
        </draw:frame>
        <draw:frame draw:style-name="gr30" draw:text-style-name="P20" draw:layer="layout" svg:width="0.668cm" svg:height="0.668cm" svg:x="11.846cm" svg:y="8.632cm">
          <draw:image xlink:href="Pictures/100002010000002300000023E001DEC685589C63.png" xlink:type="simple" xlink:show="embed" xlink:actuate="onLoad" loext:mime-type="image/png">
            <text:p/>
          </draw:image>
        </draw:frame>
        <draw:frame draw:style-name="gr29" draw:text-style-name="P36" draw:layer="layout" svg:width="1.205cm" svg:height="0.645cm" svg:x="4.1cm" svg:y="4.3cm">
          <draw:text-box>
            <text:p><text:span text:style-name="T7">oder</text:span></text:p>
          </draw:text-box>
        </draw:frame>
        <draw:frame draw:style-name="gr29" draw:text-style-name="P36" draw:layer="layout" svg:width="1.205cm" svg:height="0.645cm" svg:x="4.101cm" svg:y="8.901cm">
          <draw:text-box>
            <text:p><text:span text:style-name="T7">oder</text:span></text:p>
          </draw:text-box>
        </draw:frame>
        <presentation:notes draw:style-name="dp2">
          <draw:page-thumbnail draw:style-name="gr31" draw:layer="layout" svg:width="19.798cm" svg:height="11.136cm" svg:x="0.6cm" svg:y="2.257cm" draw:page-number="1" presentation:class="page"/>
          <draw:frame presentation:style-name="pr1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9:22:44.938504370</meta:creation-date>
    <dc:date>2022-08-04T15:14:04.630002397</dc:date>
    <meta:editing-duration>PT7H17M38S</meta:editing-duration>
    <meta:editing-cycles>117</meta:editing-cycles>
    <meta:generator>LibreOffice/6.4.7.2$Linux_X86_64 LibreOffice_project/40$Build-2</meta:generator>
    <meta:document-statistic meta:object-count="68"/>
  </office:meta>
</office:document-meta>
</file>